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61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334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1.755cm" fo:break-before="auto" style:use-optimal-row-height="true"/>
    </style:style>
    <style:style style:name="ro11" style:family="table-row">
      <style:table-row-properties style:row-height="0.4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29.04.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70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1">
            <text:p>1</text:p>
          </table:table-cell>
          <table:table-cell office:value-type="string">
            <text:p>in Arbeit</text:p>
          </table:table-cell>
          <table:table-cell table:number-columns-repeated="1020"/>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5">
            <text:p>5,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ist die Description an geerbten Enum Attributen zu behandeln? Wird diese nicht nicht auch mitvererbt?</text:p>
          </table:table-cell>
          <table:table-cell table:number-columns-repeated="2"/>
          <table:table-cell table:style-name="ce26"/>
          <table:table-cell table:number-columns-repeated="1020"/>
        </table:table-row>
        <table:table-row table:style-name="ro1">
          <table:table-cell table:style-name="ce13" office:value-type="string">
            <text:p>3.)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4.) EnumType abstrakt: containing values auf false setzen?</text:p>
          </table:table-cell>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29.04.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7">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text:p>
          </table:table-cell>
          <table:table-cell table:number-columns-repeated="3"/>
        </table:table-row>
        <table:table-row table:style-name="ro7">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7">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7">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9">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DatatypeRefControl muss hierfür erweitert werden.</text:p>
          </table:table-cell>
          <table:table-cell table:number-columns-repeated="3"/>
        </table:table-row>
        <table:table-row table:style-name="ro9">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10">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10">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11">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 hier müsste der FIPS-Datentyp importiert werden.</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9">29.04.2009</text:date>, <text:time>11:20: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4-29T11:20:55.35</dc:date>
    <meta:editing-cycles>192</meta:editing-cycles>
    <meta:editing-duration>PT45H22M27S</meta:editing-duration>
    <meta:document-statistic meta:table-count="3" meta:cell-count="235" meta:object-count="0"/>
    <meta:user-defined meta:name="Info 1"/>
    <meta:user-defined meta:name="Info 2"/>
    <meta:user-defined meta:name="Info 3"/>
    <meta:user-defined meta:name="Info 4"/>
  </office:meta>
</office:document-meta>
</file>